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f2" officeooo:paragraph-rsid="0010aff2"/>
    </style:style>
    <style:style style:name="P2" style:family="paragraph" style:parent-style-name="Standard">
      <style:text-properties officeooo:rsid="0010aff2" officeooo:paragraph-rsid="00123977"/>
    </style:style>
    <style:style style:name="P3" style:family="paragraph" style:parent-style-name="Standard">
      <style:text-properties fo:font-weight="bold" officeooo:rsid="0010aff2" officeooo:paragraph-rsid="0010aff2" style:font-weight-asian="bold" style:font-weight-complex="bold"/>
    </style:style>
    <style:style style:name="P4" style:family="paragraph" style:parent-style-name="Standard">
      <style:text-properties officeooo:paragraph-rsid="00148709"/>
    </style:style>
    <style:style style:name="P5" style:family="paragraph" style:parent-style-name="Standard">
      <style:text-properties officeooo:paragraph-rsid="001487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ff2" style:font-weight-asian="bold" style:font-weight-complex="bold"/>
    </style:style>
    <style:style style:name="T3" style:family="text">
      <style:text-properties fo:font-weight="normal" officeooo:rsid="0010aff2" style:font-weight-asian="normal" style:font-weight-complex="normal"/>
    </style:style>
    <style:style style:name="T4" style:family="text">
      <style:text-properties fo:color="#127622" loext:opacity="100%"/>
    </style:style>
    <style:style style:name="T5" style:family="text">
      <style:text-properties fo:color="#127622" loext:opacity="100%" fo:font-weight="normal" officeooo:rsid="00114649" style:font-weight-asian="normal" style:font-weight-complex="normal"/>
    </style:style>
    <style:style style:name="T6" style:family="text">
      <style:text-properties fo:color="#127622" loext:opacity="100%" fo:font-weight="normal" officeooo:rsid="00123f3d" style:font-weight-asian="normal" style:font-weight-complex="normal"/>
    </style:style>
    <style:style style:name="T7" style:family="text">
      <style:text-properties fo:color="#127622" loext:opacity="100%" fo:font-weight="normal" officeooo:rsid="0010aff2" style:font-weight-asian="normal" style:font-weight-complex="normal"/>
    </style:style>
    <style:style style:name="T8" style:family="text">
      <style:text-properties fo:color="#127622" loext:opacity="100%" fo:font-weight="normal" officeooo:rsid="0014da1b" style:font-weight-asian="normal" style:font-weight-complex="normal"/>
    </style:style>
    <style:style style:name="T9" style:family="text">
      <style:text-properties fo:color="#127622" loext:opacity="100%" fo:font-weight="normal" officeooo:rsid="0019a3c3" style:font-weight-asian="normal" style:font-weight-complex="normal"/>
    </style:style>
    <style:style style:name="T10" style:family="text">
      <style:text-properties fo:color="#127622" loext:opacity="100%" officeooo:rsid="00128c5e"/>
    </style:style>
    <style:style style:name="T11" style:family="text">
      <style:text-properties fo:color="#55215b" loext:opacity="100%"/>
    </style:style>
    <style:style style:name="T12" style:family="text">
      <style:text-properties fo:color="#55215b" loext:opacity="100%" fo:font-weight="normal" officeooo:rsid="0010aff2" style:font-weight-asian="normal" style:font-weight-complex="normal"/>
    </style:style>
    <style:style style:name="T13" style:family="text">
      <style:text-properties fo:color="#ed4c05" loext:opacity="100%"/>
    </style:style>
    <style:style style:name="T14" style:family="text">
      <style:text-properties fo:color="#000000" loext:opacity="100%" fo:font-weight="normal" officeooo:rsid="00114649" style:font-weight-asian="normal" style:font-weight-complex="normal"/>
    </style:style>
    <style:style style:name="T15" style:family="text">
      <style:text-properties fo:color="#000000" loext:opacity="100%" fo:font-weight="normal" officeooo:rsid="00123f3d" style:font-weight-asian="normal" style:font-weight-complex="normal"/>
    </style:style>
    <style:style style:name="T16" style:family="text">
      <style:text-properties fo:color="#000000" loext:opacity="100%" fo:font-weight="normal" officeooo:rsid="0010aff2" style:font-weight-asian="normal" style:font-weight-complex="normal"/>
    </style:style>
    <style:style style:name="T17" style:family="text">
      <style:text-properties fo:color="#2a6099" loext:opacity="100%" fo:font-weight="normal" officeooo:rsid="00128c5e" style:font-weight-asian="normal" style:font-weight-complex="normal"/>
    </style:style>
    <style:style style:name="T18" style:family="text">
      <style:text-properties fo:color="#2a6099" loext:opacity="100%" fo:font-weight="normal" officeooo:rsid="001baed7" style:font-weight-asian="normal" style:font-weight-complex="normal"/>
    </style:style>
    <style:style style:name="T19" style:family="text">
      <style:text-properties fo:color="#c9211e" loext:opacity="100%" fo:font-weight="normal" officeooo:rsid="0019a3c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ériel utilisé :</text:span> </text:p>
      <text:p text:style-name="P1"><text:tab/><text:tab/>Objet contrôlé : <text:span text:style-name="T4">lyre</text:span> –<text:span text:style-name="T4"> projo</text:span> – <text:span text:style-name="T4">laser</text:span> - <text:span text:style-name="T10">câbles</text:span></text:p>
      <text:p text:style-name="P1"><text:tab/><text:tab/>Communiquant : <text:span text:style-name="T11">télécommande</text:span> – <text:span text:style-name="T11">appli android</text:span></text:p>
      <text:p text:style-name="P2"><text:tab/><text:tab/>Interface : <text:span text:style-name="T13">capteur wifi</text:span> - <text:span text:style-name="T5">Raspberry Pi </text:span><text:span text:style-name="T14">-</text:span></text:p>
      <text:p text:style-name="P1"/>
      <text:p text:style-name="P3">Télécommande :</text:p>
      <text:p text:style-name="P4"><text:span text:style-name="T2"><text:tab/><text:tab/></text:span><text:span text:style-name="T7">2</text:span><text:span text:style-name="T3"> </text:span><text:span text:style-name="T7">potentios </text:span><text:span text:style-name="T3">– </text:span><text:span text:style-name="T7">afficheur lcd</text:span><text:span text:style-name="T3"> – </text:span><text:span text:style-name="T7">2 bp</text:span><text:span text:style-name="T3"> – </text:span><text:span text:style-name="T8">2 led (couleurs différentes)</text:span><text:span text:style-name="T3"> – </text:span><text:span text:style-name="T12">boîtier en plastique</text:span><text:span text:style-name="T3"> <text:tab/><text:tab/></text:span><text:span text:style-name="T16"> – </text:span><text:span text:style-name="T5">Arduino </text:span><text:span text:style-name="T8">uno/mega</text:span><text:span text:style-name="T14"> –</text:span><text:span text:style-name="T5"> </text:span><text:span text:style-name="T14"><text:s/></text:span><text:span text:style-name="T6">résistances ( à calculer)</text:span><text:span text:style-name="T15"> – </text:span><text:span text:style-name="T17">batterie pile </text:span><text:span text:style-name="T18">(</text:span><text:span text:style-name="T17">test de <text:tab/><text:tab/><text:tab/><text:tab/>puissance moyenne) – </text:span><text:span text:style-name="T19">Arduino MKR WiFi 1010</text:span></text:p>
      <text:p text:style-name="P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3:46:01.246000000</meta:creation-date>
    <dc:date>2021-05-12T22:18:13.442141479</dc:date>
    <meta:editing-duration>PT2H58M22S</meta:editing-duration>
    <meta:editing-cycles>13</meta:editing-cycles>
    <meta:generator>LibreOffice/7.1.3.2$Linux_X86_64 LibreOffice_project/10$Build-2</meta:generator>
    <meta:document-statistic meta:table-count="0" meta:image-count="0" meta:object-count="0" meta:page-count="1" meta:paragraph-count="6" meta:word-count="55" meta:character-count="382" meta:non-whitespace-character-count="305"/>
  </office:meta>
</office:document-meta>
</file>